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5.883cm"/>
    </style:style>
    <style:style style:name="co5" style:family="table-column">
      <style:table-column-properties fo:break-before="auto" style:column-width="23.809cm"/>
    </style:style>
    <style:style style:name="ro1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automatic"/>
    </style:style>
  </office:automatic-styles>
  <office:body>
    <office:spreadsheet>
      <table:table table:name="Planilha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4"/>
        <table:table-row table:style-name="ro2">
          <table:table-cell office:value-type="float" office:value="1">
            <text:p>1</text:p>
          </table:table-cell>
          <table:table-cell office:value-type="string">
            <text:p>Cadastro de Clientes</text:p>
          </table:table-cell>
          <table:table-cell table:style-name="ce3" office:value-type="string">
            <text:p>O sistema deve permitir a efetuação dos cadastros dos cliente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Gerar Ordens de serviços</text:p>
          </table:table-cell>
          <table:table-cell office:value-type="string">
            <text:p>O sistema deve gerenciar os valores de possívels obras ou manutenções preventivas no estabelecimento.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riar Pagamentos e Recebimentos</text:p>
          </table:table-cell>
          <table:table-cell office:value-type="string">
            <text:p>O sistema deve emitir alertas informando as contas a pagar de acordo com a proximidade do vencimento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Emitir notas fiscais</text:p>
          </table:table-cell>
          <table:table-cell table:style-name="ce3" office:value-type="string">
            <text:p>O sistema deve emitir as notas fiscais de compras e de transferência de mercadorias. 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Gerar Boletos Bancários</text:p>
          </table:table-cell>
          <table:table-cell office:value-type="string">
            <text:p>O sistema deve gerar boletos bancários para pagamento de fornecedore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riar chamados de atendimento</text:p>
          </table:table-cell>
          <table:table-cell office:value-type="string">
            <text:p>O sistema deve emitir alertas informando pendências com fornecedores e clientes.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adastro de Fornecedores</text:p>
          </table:table-cell>
          <table:table-cell office:value-type="string">
            <text:p>O sistema deve conter uma lista com os dados de todos os fornecedores.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missão rápida de pedidos para fornecedores</text:p>
          </table:table-cell>
          <table:table-cell office:value-type="string">
            <text:p>O sistema deve gerar relatórios contendo listas de pedidos para os fornecedores.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otação e compra de mercadorias</text:p>
          </table:table-cell>
          <table:table-cell office:value-type="string">
            <text:p>O sistema deve permitir a compra de mercadorias junto aos fornecedores analisando os preços fornecidos pelos mesmos.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Acompanhamento de gastos de cada compra</text:p>
          </table:table-cell>
          <table:table-cell office:value-type="string">
            <text:p>O sistema deve armazenar o histórico de compra junto ao fornecedor, possibilitando um gerenciamento do investimento realizado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Total de gastos com cada fornecedor</text:p>
          </table:table-cell>
          <table:table-cell office:value-type="string">
            <text:p>O sistema deve gerar um relatório mostrando o capital investido em cada fornecedor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adastro de Produtos</text:p>
          </table:table-cell>
          <table:table-cell table:style-name="ce5" office:value-type="string">
            <text:p>O sistema deve efetuar o cadastro de todos os produtos que compõem o portifólio da empresa.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Detalhes do produtos</text:p>
          </table:table-cell>
          <table:table-cell office:value-type="string">
            <text:p>O sistema deve detalhar cada produto que compõe o portifólio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ados fiscais dos produtos</text:p>
          </table:table-cell>
          <table:table-cell office:value-type="string">
            <text:p>O sistema deve ter acesso a dados fiscais dos produtos como incidência de impostos e demais tributações.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Entrada de produtos no estoque</text:p>
          </table:table-cell>
          <table:table-cell office:value-type="string">
            <text:p>O sistema deve admitir no estoque os produtos contidos na nota fiscal.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Saída de produtos no estoque</text:p>
          </table:table-cell>
          <table:table-cell office:value-type="string">
            <text:p>O sistema deve dar baixa dos produtos que foram vendidos, transferidos ou retirados do estoque por quaisquer motivos.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Gerar vendas de produtos</text:p>
          </table:table-cell>
          <table:table-cell office:value-type="string">
            <text:p>O sistema deve gerenciar as vendas dos produtos, registrando sua baixa no sistema e efetuando o recebimento do pagamento.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Gerar Relatórios</text:p>
          </table:table-cell>
          <table:table-cell office:value-type="string">
            <text:p>O sistema deve gerar relatórios gerais contendo venda média por período, marcas mais vendidas e produtos que estão parados na prateleira.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ntrole de estoque/Validade dos produtos</text:p>
          </table:table-cell>
          <table:table-cell office:value-type="string">
            <text:p>O sistema deve gerenciar a validade dos produtos avisando quando as mesmas estiverem próximas.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Emissão de nota fiscal de entrada no estoque</text:p>
          </table:table-cell>
          <table:table-cell office:value-type="string">
            <text:p>O sistema deve gerar uma nota fiscal para cada lote de produtos admitidos no estoque.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Cotações de produtos e comparações</text:p>
          </table:table-cell>
          <table:table-cell office:value-type="string">
            <text:p>O sistema deve comparar o preço dos produtos em diversos varegistas no mercado.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ontrole Financeiro</text:p>
          </table:table-cell>
          <table:table-cell office:value-type="string">
            <text:p>O sistema deve efetuar o gerenciamento das metas de vendas, advertindo a porcentagem alcançada para um período determinado.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Gerar Etiquetas/Código de barras dos produtos</text:p>
          </table:table-cell>
          <table:table-cell office:value-type="string">
            <text:p>O sistema deve integrar se com uma impressora de etiquetas de preços.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Conciliação Bancária (serviços bancários)</text:p>
          </table:table-cell>
          <table:table-cell office:value-type="string">
            <text:p>O sistema deve integrar se com diversos serviços bancários como antecipação de pagamentos, negociação de juros etc.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Integração de ordem de serviços com o controle de estoque</text:p>
          </table:table-cell>
          <table:table-cell office:value-type="string">
            <text:p>O sistema deve gerenciar as ordens de serviço com o saldo do estoque garantindo a integridade do mesmo.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Integração de ordem de serviços com o controle financeiro</text:p>
          </table:table-cell>
          <table:table-cell office:value-type="string">
            <text:p>O sistema deve gerenciar as ordens de serviço integrando ao departamento financeiro do estabelecimento.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Impressão de ordens de serviço</text:p>
          </table:table-cell>
          <table:table-cell office:value-type="string">
            <text:p>O sistema deve permitir a impressão das ordens de serviços geradas.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Enviar ordem de serviço para o cliente</text:p>
          </table:table-cell>
          <table:table-cell office:value-type="string">
            <text:p>O sistema deve enviar uma mensagem ao e-mail do cliente avisando que sua requisição está sendo analisada e informar o prazo de resolução.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Controle de orçamentos</text:p>
          </table:table-cell>
          <table:table-cell office:value-type="string">
            <text:p>O sistema deve comparar as propostas orçadas pelos fornecedores.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Contas a pagar</text:p>
          </table:table-cell>
          <table:table-cell office:value-type="string">
            <text:p>O sistema deve gerar relatórios resumindo as contas a pagar.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Integração do saldo de contas a pagar com o saldo de compras</text:p>
          </table:table-cell>
          <table:table-cell office:value-type="string">
            <text:p>O sistema deve gerenciar a quantidade de compras e as contas pagas em um determinado período.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Anexo de documentos dos produtos</text:p>
          </table:table-cell>
          <table:table-cell office:value-type="string">
            <text:p>O sistema deve gerar relatórios fiscais ao departamento financeiro contendo a tributação de cada categoria dos produtos.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Plano de contas</text:p>
          </table:table-cell>
          <table:table-cell office:value-type="string">
            <text:p>O sistema deve advertir quando o limite de gastos mensais for atingido.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Emissão de relatório de compras</text:p>
          </table:table-cell>
          <table:table-cell office:value-type="string">
            <text:p>O sistema deve gerar relatórios contendo os produtos que foram adquiridos com os fornecedores.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ontas a receber</text:p>
          </table:table-cell>
          <table:table-cell office:value-type="string">
            <text:p>O sistema deve gerenciar os pagamentos parcelados que o estebelecimento tem a receber.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Fluxo de caixa</text:p>
          </table:table-cell>
          <table:table-cell table:style-name="Default" office:value-type="string">
            <text:p>O sistema deve gerenciar todas as operações financeiras realizadas pelo estabelecimento.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Conciliação Bancária (serviços bancários)</text:p>
          </table:table-cell>
          <table:table-cell office:value-type="string">
            <text:p>O sistema deve permitir a conciliação bancária com diversos serviços financeiros.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Contas bancárias (integração e tranferêmcia)</text:p>
          </table:table-cell>
          <table:table-cell office:value-type="string">
            <text:p>O sistema deve permitir pagamentos e transferências bancárias para o mesmo cnpj.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Emissão de boletos bancários</text:p>
          </table:table-cell>
          <table:table-cell office:value-type="string">
            <text:p>O sistema deve possuir integração com as instituições bancárias possibilitando que seus clientes paguem suas compras através de boleto bancário.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Pesquisa de fornecedores</text:p>
          </table:table-cell>
          <table:table-cell office:value-type="string">
            <text:p>O sistema deve efetuar pesquisas de satisfação com diversos fornecedores.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Efetuar o registro das vendas</text:p>
          </table:table-cell>
          <table:table-cell table:style-name="Default" office:value-type="string">
            <text:p>O sistema deve permitir a efetuação dos cadastros dos clientes.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etirar quantidade de cada compra do estoque</text:p>
          </table:table-cell>
          <table:table-cell office:value-type="string">
            <text:p>O sistema deve subtrair o saldo do produto no estoque a cada venda ou transferência.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atribuir valor ao saldo do estoque</text:p>
          </table:table-cell>
          <table:table-cell table:style-name="Default" office:value-type="string">
            <text:p>O sistema deve determinar em tempo real a quantidade de produtos contida no estoque em inventários rotativos.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Gerar calculo de frete pela encomenda</text:p>
          </table:table-cell>
          <table:table-cell office:value-type="string">
            <text:p>O sistema deve ser integrado com o sistema dos correios permitindo assim o calculo do frete mediante ao endereço e as características referentes ao frete do produto.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Gerar Nota fiscal via e-mail</text:p>
          </table:table-cell>
          <table:table-cell table:style-name="Default" office:value-type="string">
            <text:p>O sistema deve enviar as notas fiscais de vendas para os clientes automaticamente.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Gerar nota fiscal via telefone</text:p>
          </table:table-cell>
          <table:table-cell office:value-type="string">
            <text:p>O cliente deve enviar a nota fiscal do cliente por sms.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gerar boleto bancário unificado de compra</text:p>
          </table:table-cell>
          <table:table-cell office:value-type="string">
            <text:p>O sistema deve emitir boletos de compra unificados, independente do número de itens solitidados pelo cliente.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Gerar venda via pay-pal</text:p>
          </table:table-cell>
          <table:table-cell office:value-type="string">
            <text:p>O sistema deve permitir o pagamento via serviços bancários internacionais.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gerar ordem de compra</text:p>
          </table:table-cell>
          <table:table-cell office:value-type="string">
            <text:p>O sistema deve gerar ordens de compra e envia la para o e-mail do cliente.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gerar quantidade e detalhes da compra</text:p>
          </table:table-cell>
          <table:table-cell office:value-type="string">
            <text:p>O sistema deve gerar um relatório informando quais produtos foram adquiridos e em qual quantidade.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Efetuar registro de validade das vendas</text:p>
          </table:table-cell>
          <table:table-cell office:value-type="string">
            <text:p>O sistema deve verificar a validade do produto informando a data na tela no ato da venda.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<text:s/>Gerar relatório financeiro periódico</text:p>
          </table:table-cell>
          <table:table-cell office:value-type="string">
            <text:p>O sistema deve permitir que o gestor/proprietário acesse o relatório de vendas periodicamente assegurando a integridade financeira do estabelecimento.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<text:s/>Efetuar o controle da validade dos produtos</text:p>
          </table:table-cell>
          <table:table-cell office:value-type="string">
            <text:p>O sistema deve gerenciar a validade dos produtos emitindo um relatório com os produtos menos vendidos.</text:p>
          </table:table-cell>
        </table:table-row>
        <table:table-row table:style-name="ro6">
          <table:table-cell office:value-type="float" office:value="54">
            <text:p>54</text:p>
          </table:table-cell>
          <table:table-cell office:value-type="string">
            <text:p><text:s/>Gerar relatório informando os produtos mais vendidos de cada categoria</text:p>
          </table:table-cell>
          <table:table-cell office:value-type="string">
            <text:p>O sistema deve gerar relatórios com os produtos mais vendidos de cada categoria.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<text:s/>Envio de relatório de falta de produtos</text:p>
          </table:table-cell>
          <table:table-cell office:value-type="string">
            <text:p>O sistema deve gerar relatórios contendo listas de produtos que estão em falta no estoque.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Emissão de nota fiscal do consumidor (NFC-e)</text:p>
          </table:table-cell>
          <table:table-cell office:value-type="string">
            <text:p>O sistema deve integrar se com o sistema da receita federal permitindo a emissão de notas fiscais eletrônicas.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emissão de nota fiscal do fornecedor</text:p>
          </table:table-cell>
          <table:table-cell office:value-type="string">
            <text:p>O sistema deve permitir a impresão de notas fiscais dos fornecedores.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Gerar relatório de contas a pagar e receber</text:p>
          </table:table-cell>
          <table:table-cell office:value-type="string">
            <text:p>O sistema deve gerar um relatório de contas a pagar e receber.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Gerar relátório de centro de custo</text:p>
          </table:table-cell>
          <table:table-cell office:value-type="string">
            <text:p>O sistema deve gerar um relatório contendo a soma de todas as dispesas da empresa.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Relatório de DRE</text:p>
          </table:table-cell>
          <table:table-cell table:style-name="Default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Gerar relatório de extrato</text:p>
          </table:table-cell>
          <table:table-cell office:value-type="string">
            <text:p>O sistema deve gerar um relatório rápido contendo o faturamento em um determinado período.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Gerar relatório de controle de cheques</text:p>
          </table:table-cell>
          <table:table-cell office:value-type="string">
            <text:p>O sistema deve gerenciar os cheques enviados aos fornecedores.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gerar relatório de vendas cadastradas</text:p>
          </table:table-cell>
          <table:table-cell office:value-type="string">
            <text:p>O sistema deve gerar relatóriso com o total de vendas cadastradas em um determinado período.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gerar relatório de produtos vendidos</text:p>
          </table:table-cell>
          <table:table-cell table:style-name="ce5" office:value-type="string">
            <text:p>O sistema deve emitir um relatório com todos os produtos vendidos em um determinado período com o intuíto de gerenciar o estoque.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gerar relatório separado dos clientes que mais compram</text:p>
          </table:table-cell>
          <table:table-cell office:value-type="string">
            <text:p>O sistema deve gerar um relatório contendo os clientes com maior potencial comprador oferecendo a estes ofertas exclusivas.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gerar relatório dos clientes que menos compram</text:p>
          </table:table-cell>
          <table:table-cell office:value-type="string">
            <text:p>O sistema deve gerar um relatório com os clientes que possuem o menor ticket médio.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gerar relatório de produtos do estoque</text:p>
          </table:table-cell>
          <table:table-cell office:value-type="string">
            <text:p>O cliente deve enviar a nota fiscal do cliente por sms.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gerar relatório dos produtos menos vendidos</text:p>
          </table:table-cell>
          <table:table-cell office:value-type="string">
            <text:p>O sistema deve gerar um relatório com os produtos menos vendidos da loja.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gerar relatório de status das vendas via correios</text:p>
          </table:table-cell>
          <table:table-cell office:value-type="string">
            <text:p>O sistema deve permitir a visualização dos produtos que foram retiraros diretamente na loja e os que foram enviados pelos correios.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Gerar relatórios de produtos que estão com menos de 10 unidades</text:p>
          </table:table-cell>
          <table:table-cell office:value-type="string">
            <text:p>O sistema deve gerar um relatório com os produtos que possuem menos de 10 unidades no estoque.</text:p>
          </table:table-cell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gerar relatório com produtos que estão há mais de 3 meses no estoque</text:p>
          </table:table-cell>
          <table:table-cell office:value-type="string">
            <text:p>O sistema deve emitir um relatório com os produtos que estão a mais de 3 meses no estoque.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gerar relatório de produtos menos visitados no site</text:p>
          </table:table-cell>
          <table:table-cell office:value-type="string">
            <text:p>O sistema deve gerar relatórios com os produtos menos visitados no site.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gerar relatórios de produtos mais visitados no site</text:p>
          </table:table-cell>
          <table:table-cell office:value-type="string">
            <text:p>O sistema deve gerar um relatório com os produtos mais visitados no site.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Gerar relatório de produtos devolvidos</text:p>
          </table:table-cell>
          <table:table-cell office:value-type="string">
            <text:p>O sistema deve gerar um relatório contendo os produtos que foram devolvidos em um determinado período.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verificar com os correios as mercadorias devolvidas</text:p>
          </table:table-cell>
          <table:table-cell office:value-type="string">
            <text:p>O sistema deve integrar se com os correios para gerar um relatório de mercadorias devolvidas pelo cliente.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Gerar mailings</text:p>
          </table:table-cell>
          <table:table-cell office:value-type="string">
            <text:p>O sistema deve gerar mailings(Lista de e-mails) e enviar ofertas e produtos de acordo com o perfil de cada cliente.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Gerar relatórios de email</text:p>
          </table:table-cell>
          <table:table-cell office:value-type="string">
            <text:p>O sistema deve gerar relatórios com os e-mails respondidos e os que estão em análise.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Efetuar cadastro de clientes não compradores</text:p>
          </table:table-cell>
          <table:table-cell office:value-type="string">
            <text:p>O sistema deve gerenciar os clientes ativos e gerar um relatório com aqueles que já não compram a um prazo determinado.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Gerar relatório de visitas semanais</text:p>
          </table:table-cell>
          <table:table-cell office:value-type="string">
            <text:p>O sistema deve gerar relatórios com o resultado das visitas semais do proprietário/gerente ao estabelecimento.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gerar relatório de visitas mensais</text:p>
          </table:table-cell>
          <table:table-cell table:style-name="Default" office:value-type="string">
            <text:p>O sistema deve gerar relatórios com o resultado das visitas mensais do proprietário/gerente ao estabelecimento.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gerar relatórios de visitas trimestrais</text:p>
          </table:table-cell>
          <table:table-cell office:value-type="string">
            <text:p>O sistema deve gerar relatórios com o resultado das visitas trimestrais do proprietário/gerente ao estabelecimento.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gerar relatório de vendas trimestrais</text:p>
          </table:table-cell>
          <table:table-cell office:value-type="string">
            <text:p>O sistema deve gerar um relatório com o faturamento trimestral do estabelecimento.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gerar relatório de vendas mensais</text:p>
          </table:table-cell>
          <table:table-cell office:value-type="string">
            <text:p>O sistema deve gerar um relatório com o faturamento mensal do estabelecimento.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gerar relatórios de vendas semanais</text:p>
          </table:table-cell>
          <table:table-cell office:value-type="string">
            <text:p>O sistema deve gerar um relatório com o faturamento semanal do estabelecimento.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Sugerir produtos associados com a compra</text:p>
          </table:table-cell>
          <table:table-cell office:value-type="string">
            <text:p>O sistema deve ser capaz de sugerir uma lista de produtos de acordo com o perfil de cada cliente, para isso consultando seu histórico.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Gerar parcelamento nos pagamentos de cartões</text:p>
          </table:table-cell>
          <table:table-cell office:value-type="string">
            <text:p>O sistema deve possuir interação com terminais de cartões POS e TEF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Gerar descontos de 10% nas compras casadas</text:p>
          </table:table-cell>
          <table:table-cell office:value-type="string">
            <text:p>O sistema deve ser capaz de oferecer descontos para as vendas conjuntas de determinados produtos.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Emissão de vouchers</text:p>
          </table:table-cell>
          <table:table-cell table:style-name="ce5" office:value-type="string">
            <text:p>O sistema deve possui um sistema de fidelidade onde o cliente ao atingir uma cota mínima de compras, obtém descontos e vantagens exclusivas.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envio de vouchers via email cadastrados</text:p>
          </table:table-cell>
          <table:table-cell table:style-name="Default" office:value-type="string">
            <text:p>O sistema deve enviar automaticamente vouchers com conteúdo promocional para os e-mails cadastrados.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emissão de brindes de descontos em datas comemorativas</text:p>
          </table:table-cell>
          <table:table-cell office:value-type="string">
            <text:p>O sistema deve enviar um e-mail ou um alerta informando aos clientes e usuários do sistema que determinadas gratificações serão concedidas em datas específicas.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Gerar chatbots para SAC ao cliente</text:p>
          </table:table-cell>
          <table:table-cell office:value-type="string">
            <text:p>O sistema deve gerar bots (Mecanismos de interação automático com o cliente.)</text:p>
          </table:table-cell>
        </table:table-row>
        <table:table-row table:style-name="ro6">
          <table:table-cell office:value-type="float" office:value="92">
            <text:p>92</text:p>
          </table:table-cell>
          <table:table-cell office:value-type="string">
            <text:p>verificar email para melhor atender o seu cliente na aba de Sac</text:p>
          </table:table-cell>
          <table:table-cell office:value-type="string">
            <text:p>O sistema deve enviar um alerta informando quando uma reclamação ou dúvida for postada pelo cliente.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Criar pesquisa de satisfação</text:p>
          </table:table-cell>
          <table:table-cell office:value-type="string">
            <text:p>O sistema deve permitir ao cliente qualificar a empresa e o atendimento prestado em uma escala pré estabelecida.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Gerar relatório das pesquisas de satisfações</text:p>
          </table:table-cell>
          <table:table-cell office:value-type="string">
            <text:p>O sitema deve gerar relatórios quantificando os feedbacks positivos, negativos e neutros.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especificar o site de acordo com o certificado SSL e anti-fraude</text:p>
          </table:table-cell>
          <table:table-cell office:value-type="string">
            <text:p>O sistema deve estar de acordo com as especificações de segurança e certificados anti-fraude.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Criar chat 24h ao cliente</text:p>
          </table:table-cell>
          <table:table-cell office:value-type="string">
            <text:p>O sistema deve possuir uma janela de chat onde o cliente possa esclarecer dúvidas sobre os produtos em geral.</text:p>
          </table:table-cell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Gerar relatório de preço dos produtos</text:p>
          </table:table-cell>
          <table:table-cell office:value-type="string">
            <text:p>O sistema deve gerar relatórios de preços dos produtos que estão na promoção e mostrar a porcentagem de desconto quando aplicado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gerar relatório de perfil de clientes</text:p>
          </table:table-cell>
          <table:table-cell office:value-type="string">
            <text:p>O sistema deve exibir o perfil de cada cliente baseado no ticket médio de suas compras.</text:p>
          </table:table-cell>
        </table:table-row>
        <table:table-row table:style-name="ro7">
          <table:table-cell office:value-type="float" office:value="99">
            <text:p>99</text:p>
          </table:table-cell>
          <table:table-cell table:style-name="ce2" office:value-type="string">
            <text:p>Gerar detalhamento de produtos</text:p>
          </table:table-cell>
          <table:table-cell office:value-type="string">
            <text:p>O sistema deve exibir informações detalhadas de cada produto selecionado como marca, objetivo, ingredientes etc.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gerar detalhes de compras</text:p>
          </table:table-cell>
          <table:table-cell table:style-name="ce3" office:value-type="string">
            <text:p>O sistema deve detalhar as compras de cada cliente, gerando ticket médio, e categoria favorita do cliente.</text:p>
          </table:table-cell>
        </table:table-row>
      </table:table>
      <table:table table:name="Planilha2" table:style-name="ta1" table:print="false">
        <table:table-column table:style-name="co4" table:default-cell-style-name="Default"/>
        <table:table-row table:style-name="ro13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12/08/2018</text:date>, <text:time>14:1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 Santos</meta:initial-creator>
    <meta:creation-date>2018-08-11T19:11:55.95</meta:creation-date>
    <dc:date>2018-08-12T14:17:53.91</dc:date>
    <dc:creator>Fábio  Santos</dc:creator>
    <meta:editing-duration>PT4H26M12S</meta:editing-duration>
    <meta:editing-cycles>10</meta:editing-cycles>
    <meta:generator>OpenOffice/4.1.5$Win32 OpenOffice.org_project/415m1$Build-9789</meta:generator>
    <meta:document-statistic meta:table-count="3" meta:cell-count="299" meta:object-count="0"/>
  </office:meta>
</office:document-meta>
</file>